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11.95cm" fo:min-width="20.68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45cm" fo:min-width="25.9cm"/>
    </style:style>
    <style:style style:name="gr3" style:family="graphic" style:parent-style-name="standard">
      <style:graphic-properties svg:stroke-color="#000000" draw:fill="none" draw:fill-color="#eeeeee" draw:textarea-horizontal-align="justify" draw:textarea-vertical-align="middle" draw:auto-grow-height="false" fo:min-height="11.25cm" fo:min-width="4.6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0.25cm" fo:min-width="19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65cm" fo:min-width="18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75cm" fo:min-width="18.8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65cm" fo:min-width="6.3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5.95cm" fo:min-width="17.7cm"/>
    </style:style>
    <style:style style:name="gr9" style:family="graphic" style:parent-style-name="standard">
      <style:graphic-properties draw:fill-color="#33ff99" draw:textarea-horizontal-align="justify" draw:textarea-vertical-align="middle" draw:auto-grow-height="false" fo:min-height="2.05cm" fo:min-width="15.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eeeeee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33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1.181cm" svg:height="12.2cm" draw:transform="skewX (-0.00331612557878923) translate (6.9cm 8.2cm)">
          <text:p text:style-name="P1">&lt;main&gt;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4cm" svg:height="6.7cm" svg:x="1.3cm" svg:y="0.5cm">
          <text:p text:style-name="P1">&lt;header&gt;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1cm" svg:height="11.5cm" svg:x="0.8cm" svg:y="8.5cm">
          <text:p text:style-name="P1">&lt;nav&gt;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.5cm" svg:height="10.5cm" svg:x="8.2cm" svg:y="9.5cm">
          <text:p text:style-name="P1">&lt;article&gt;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5cm" svg:height="1.9cm" svg:x="8.6cm" svg:y="17.1cm">
          <text:p text:style-name="P1">&lt;section&gt;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9.3cm" svg:height="2cm" svg:x="4.7cm" svg:y="1.6cm">
          <text:p text:style-name="P1">&lt;nav&gt;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cm" svg:height="1.9cm" svg:x="5.4cm" svg:y="4.4cm">
          <text:p text:style-name="P1">&lt;h1&gt;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cm" svg:height="1.9cm" svg:x="16.3cm" svg:y="4.5cm">
          <text:p text:style-name="P1">&lt;nav&gt;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8.2cm" svg:height="6.2cm" svg:x="8.9cm" svg:y="10.6cm">
          <text:p text:style-name="P1">&lt;section&gt;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6.2cm" svg:height="2.3cm" svg:x="10.3cm" svg:y="14.2cm">
          <text:p text:style-name="P1">&lt;nav&gt;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11:27.126185839</meta:creation-date>
    <dc:date>2017-11-13T17:50:26.529439956</dc:date>
    <meta:editing-duration>PT7M59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